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e246" officeooo:paragraph-rsid="0000e246" style:font-weight-asian="bold" style:font-weight-complex="bold"/>
    </style:style>
    <style:style style:name="P2" style:family="paragraph" style:parent-style-name="Standard">
      <style:text-properties fo:font-weight="bold" officeooo:rsid="0000e246" officeooo:paragraph-rsid="0002287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287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. Write an SQL query to print details of workers excluding first names, “Vipul” and</text:p>
      <text:p text:style-name="Standard">“Satish” from Worker table.</text:p>
      <text:p text:style-name="P1">Ans: <text:span text:style-name="T1">SELECT * FROM worker WHERE first_name NOT IN (‘vipul’, ‘satish’);</text:span></text:p>
      <text:p text:style-name="Standard">Q-2. Write an SQL query to print details of the Workers whose FIRST_NAME ends with</text:p>
      <text:p text:style-name="Standard">‘h’ and contains six alphabets.</text:p>
      <text:p text:style-name="P1">Ans: <text:span text:style-name="T1">SELECT * FROM worker WHERE first_name like ‘%_____h’;</text:span></text:p>
      <text:p text:style-name="Standard">Q-3. Write a query to validate Email of Employee.</text:p>
      <text:p text:style-name="P2">Ans: <text:span text:style-name="T1">SELECT * FROM `</text:span><text:span text:style-name="T2">employee</text:span><text:span text:style-name="T1">` WHERE</text:span></text:p>
      <text:p text:style-name="P2"><text:span text:style-name="T1"><text:tab/> `</text:span><text:span text:style-name="T2">Email</text:span><text:span text:style-name="T1">` REGEXP '[a-zA-Z0-9]+@[a-zA-Z0-9]+\\.[a-zA-z]+$'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20:29:20.866000000</meta:creation-date>
    <dc:date>2022-08-11T21:22:05.729000000</dc:date>
    <meta:editing-duration>PT42M34S</meta:editing-duration>
    <meta:editing-cycles>1</meta:editing-cycles>
    <meta:document-statistic meta:table-count="0" meta:image-count="0" meta:object-count="0" meta:page-count="1" meta:paragraph-count="9" meta:word-count="77" meta:character-count="496" meta:non-whitespace-character-count="426"/>
    <meta:generator>LibreOffice/7.3.5.2$Windows_X86_64 LibreOffice_project/184fe81b8c8c30d8b5082578aee2fed2ea847c01</meta:generator>
  </office:meta>
</office:document-meta>
</file>